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officeooo:rsid="00a86788" officeooo:paragraph-rsid="00a0de7b" style:font-weight-asian="normal" style:font-weight-complex="normal"/>
    </style:style>
    <style:style style:name="P2" style:family="paragraph" style:parent-style-name="Standard">
      <style:text-properties fo:font-weight="normal" officeooo:rsid="00d4365a" officeooo:paragraph-rsid="00d4365a" style:font-weight-asian="normal" style:font-weight-complex="normal"/>
    </style:style>
    <style:style style:name="P3" style:family="paragraph" style:parent-style-name="Standard">
      <style:text-properties fo:font-weight="normal" officeooo:rsid="00d6c207" officeooo:paragraph-rsid="00d6c207" style:font-weight-asian="normal" style:font-weight-complex="normal"/>
    </style:style>
    <style:style style:name="P4" style:family="paragraph" style:parent-style-name="Standard">
      <style:text-properties fo:font-weight="normal" officeooo:rsid="00da6c20" officeooo:paragraph-rsid="00da6c20" style:font-weight-asian="normal" style:font-weight-complex="normal"/>
    </style:style>
    <style:style style:name="P5" style:family="paragraph" style:parent-style-name="Standard">
      <style:text-properties fo:font-weight="normal" officeooo:rsid="00ddfcca" officeooo:paragraph-rsid="00e15359" style:font-weight-asian="normal" style:font-weight-complex="normal"/>
    </style:style>
    <style:style style:name="P6" style:family="paragraph" style:parent-style-name="Standard">
      <style:text-properties fo:font-weight="normal" officeooo:rsid="00ddfcca" officeooo:paragraph-rsid="00e72f2f" style:font-weight-asian="normal" style:font-weight-complex="normal"/>
    </style:style>
    <style:style style:name="P7" style:family="paragraph" style:parent-style-name="Standard">
      <style:text-properties fo:font-weight="normal" officeooo:rsid="00ddfcca" officeooo:paragraph-rsid="00ee1679" style:font-weight-asian="normal" style:font-weight-complex="normal"/>
    </style:style>
    <style:style style:name="P8" style:family="paragraph" style:parent-style-name="Standard">
      <style:text-properties fo:font-size="14pt" style:text-underline-style="solid" style:text-underline-width="auto" style:text-underline-color="font-color" fo:font-weight="bold" officeooo:rsid="00f1741b" officeooo:paragraph-rsid="00f1741b" style:font-size-asian="12.25pt" style:font-weight-asian="bold" style:font-size-complex="14pt" style:font-weight-complex="bold"/>
    </style:style>
    <style:style style:name="P9" style:family="paragraph" style:parent-style-name="Standard">
      <style:text-properties style:text-underline-style="none" fo:font-weight="bold" officeooo:rsid="00aeab99" officeooo:paragraph-rsid="00aeab99" style:font-weight-asian="bold" style:font-weight-complex="bold"/>
    </style:style>
    <style:style style:name="P10" style:family="paragraph" style:parent-style-name="Standard">
      <style:text-properties fo:font-weight="bold" officeooo:rsid="00b09f0c" officeooo:paragraph-rsid="00b09f0c" style:font-weight-asian="bold" style:font-weight-complex="bold"/>
    </style:style>
    <style:style style:name="P11" style:family="paragraph" style:parent-style-name="Standard">
      <style:text-properties fo:font-weight="bold" officeooo:rsid="00b32934" officeooo:paragraph-rsid="00b32934" style:font-weight-asian="bold" style:font-weight-complex="bold"/>
    </style:style>
    <style:style style:name="P12" style:family="paragraph" style:parent-style-name="Standard">
      <style:text-properties fo:font-weight="bold" officeooo:rsid="00b60703" officeooo:paragraph-rsid="00b60703" style:font-weight-asian="bold" style:font-weight-complex="bold"/>
    </style:style>
    <style:style style:name="P13" style:family="paragraph" style:parent-style-name="Standard">
      <style:text-properties fo:font-weight="bold" officeooo:rsid="00ba1b0b" officeooo:paragraph-rsid="00ba1b0b" style:font-weight-asian="bold" style:font-weight-complex="bold"/>
    </style:style>
    <style:style style:name="P14" style:family="paragraph" style:parent-style-name="Standard">
      <style:text-properties fo:font-weight="bold" officeooo:rsid="00cb7720" officeooo:paragraph-rsid="00cb7720" style:font-weight-asian="bold" style:font-weight-complex="bold"/>
    </style:style>
    <style:style style:name="P15" style:family="paragraph" style:parent-style-name="Standard">
      <style:text-properties fo:font-weight="bold" officeooo:rsid="00cb7720" officeooo:paragraph-rsid="00d1932d" style:font-weight-asian="bold" style:font-weight-complex="bold"/>
    </style:style>
    <style:style style:name="P16" style:family="paragraph" style:parent-style-name="Standard">
      <style:text-properties fo:font-weight="bold" officeooo:rsid="00d4365a" officeooo:paragraph-rsid="00d4365a" style:font-weight-asian="bold" style:font-weight-complex="bold"/>
    </style:style>
    <style:style style:name="P17" style:family="paragraph" style:parent-style-name="Standard">
      <style:text-properties fo:font-weight="bold" officeooo:rsid="00ddfcca" officeooo:paragraph-rsid="00ddfcca" style:font-weight-asian="bold" style:font-weight-complex="bold"/>
    </style:style>
    <style:style style:name="P18" style:family="paragraph" style:parent-style-name="Standard">
      <style:text-properties fo:font-size="12pt" style:text-underline-style="none" fo:font-weight="normal" officeooo:rsid="00b38ed5" officeooo:paragraph-rsid="00b38ed5"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d700bb" officeooo:paragraph-rsid="00d700bb"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f935e2" officeooo:paragraph-rsid="00f935e2"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f935e2" officeooo:paragraph-rsid="012de3a6"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1062210" officeooo:paragraph-rsid="0106e615"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1062210" officeooo:paragraph-rsid="0108386c"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11f2af5" officeooo:paragraph-rsid="011f2af5" style:font-size-asian="10.5pt" style:font-weight-asian="normal" style:font-size-complex="12pt" style:font-weight-complex="normal"/>
    </style:style>
    <style:style style:name="P25" style:family="paragraph" style:parent-style-name="Standard">
      <style:text-properties fo:font-size="12pt" style:text-underline-style="none" fo:font-weight="bold" officeooo:rsid="00f50b0a" officeooo:paragraph-rsid="0126c2e9"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normal" officeooo:rsid="00f6f16d" officeooo:paragraph-rsid="00f6f16d" style:font-size-asian="10.5pt" style:font-weight-asian="normal" style:font-size-complex="12pt" style:font-weight-complex="normal"/>
    </style:style>
    <style:style style:name="P27" style:family="paragraph" style:parent-style-name="Standard">
      <style:text-properties fo:font-size="12pt" style:text-underline-style="solid" style:text-underline-width="auto" style:text-underline-color="font-color" fo:font-weight="normal" officeooo:rsid="00fa70ef" officeooo:paragraph-rsid="00fa70ef" style:font-size-asian="10.5pt" style:font-weight-asian="normal" style:font-size-complex="12pt" style:font-weight-complex="normal"/>
    </style:style>
    <style:style style:name="P28" style:family="paragraph" style:parent-style-name="Standard">
      <style:text-properties fo:font-size="14pt" style:text-underline-style="solid" style:text-underline-width="auto" style:text-underline-color="font-color" fo:font-weight="bold" officeooo:rsid="00aeab99" officeooo:paragraph-rsid="00aeab99" style:font-size-asian="14pt" style:font-weight-asian="bold" style:font-size-complex="14pt" style:font-weight-complex="bold"/>
    </style:style>
    <style:style style:name="P29" style:family="paragraph" style:parent-style-name="Standard">
      <style:text-properties fo:font-size="14pt" fo:font-style="normal" style:text-underline-style="none" fo:font-weight="normal" officeooo:rsid="00f1741b" officeooo:paragraph-rsid="00f1741b" style:font-size-asian="12.25pt" style:font-style-asian="normal" style:font-weight-asian="normal" style:font-size-complex="14pt" style:font-style-complex="normal" style:font-weight-complex="normal"/>
    </style:style>
    <style:style style:name="P30" style:family="paragraph" style:parent-style-name="Standard">
      <style:text-properties fo:font-size="14pt" fo:font-style="normal" style:text-underline-style="solid" style:text-underline-width="auto" style:text-underline-color="font-color" fo:font-weight="bold" officeooo:rsid="00f50b0a" officeooo:paragraph-rsid="00f50b0a" style:font-size-asian="12.25pt" style:font-style-asian="normal" style:font-weight-asian="bold" style:font-size-complex="14pt" style:font-style-complex="normal" style:font-weight-complex="bold"/>
    </style:style>
    <style:style style:name="P31" style:family="paragraph" style:parent-style-name="Standard">
      <style:text-properties fo:font-size="14pt" fo:font-style="normal" style:text-underline-style="solid" style:text-underline-width="auto" style:text-underline-color="font-color" fo:font-weight="normal" officeooo:rsid="00f50b0a" officeooo:paragraph-rsid="00f50b0a" style:font-size-asian="12.25pt" style:font-style-asian="normal" style:font-weight-asian="normal" style:font-size-complex="14pt" style:font-style-complex="normal" style:font-weight-complex="normal"/>
    </style:style>
    <style:style style:name="P32" style:family="paragraph" style:parent-style-name="Standard">
      <style:text-properties style:text-underline-style="none" fo:font-weight="bold" officeooo:rsid="00aeab99" officeooo:paragraph-rsid="00aeab99" style:font-weight-asian="bold" style:font-weight-complex="bold"/>
    </style:style>
    <style:style style:name="P33" style:family="paragraph" style:parent-style-name="Standard">
      <style:text-properties fo:font-weight="normal" officeooo:rsid="00b09f0c" officeooo:paragraph-rsid="00b09f0c" style:font-weight-asian="normal" style:font-weight-complex="normal"/>
    </style:style>
    <style:style style:name="P34" style:family="paragraph" style:parent-style-name="Standard">
      <style:text-properties fo:font-weight="normal" officeooo:rsid="00b499c5" officeooo:paragraph-rsid="00b09f0c" style:font-weight-asian="normal" style:font-weight-complex="normal"/>
    </style:style>
    <style:style style:name="P35" style:family="paragraph" style:parent-style-name="Standard">
      <style:text-properties fo:font-weight="normal" officeooo:rsid="00b4f563" officeooo:paragraph-rsid="00b09f0c" style:font-weight-asian="normal" style:font-weight-complex="normal"/>
    </style:style>
    <style:style style:name="P36" style:family="paragraph" style:parent-style-name="Standard">
      <style:text-properties fo:font-weight="normal" officeooo:rsid="00b60703" officeooo:paragraph-rsid="00b60703" style:font-weight-asian="normal" style:font-weight-complex="normal"/>
    </style:style>
    <style:style style:name="P37" style:family="paragraph" style:parent-style-name="Standard">
      <style:text-properties fo:font-weight="normal" officeooo:rsid="00ba1b0b" officeooo:paragraph-rsid="00ba1b0b" style:font-weight-asian="normal" style:font-weight-complex="normal"/>
    </style:style>
    <style:style style:name="P38" style:family="paragraph" style:parent-style-name="Standard">
      <style:text-properties fo:font-weight="normal" officeooo:rsid="00bfa4d4" officeooo:paragraph-rsid="00ba1b0b" style:font-weight-asian="normal" style:font-weight-complex="normal"/>
    </style:style>
    <style:style style:name="P39" style:family="paragraph" style:parent-style-name="Standard">
      <style:text-properties fo:font-weight="normal" officeooo:rsid="00c3ab74" officeooo:paragraph-rsid="00ba1b0b" style:font-weight-asian="normal" style:font-weight-complex="normal"/>
    </style:style>
    <style:style style:name="P40" style:family="paragraph" style:parent-style-name="Standard">
      <style:text-properties fo:font-weight="normal" officeooo:rsid="00c7cf78" officeooo:paragraph-rsid="00ba1b0b" style:font-weight-asian="normal" style:font-weight-complex="normal"/>
    </style:style>
    <style:style style:name="P41" style:family="paragraph" style:parent-style-name="Standard">
      <style:text-properties fo:font-weight="normal" officeooo:rsid="00ca068d" officeooo:paragraph-rsid="00ba1b0b" style:font-weight-asian="normal" style:font-weight-complex="normal"/>
    </style:style>
    <style:style style:name="P42" style:family="paragraph" style:parent-style-name="Standard">
      <style:text-properties fo:font-weight="normal" officeooo:rsid="00cb7720" officeooo:paragraph-rsid="00cb7720" style:font-weight-asian="normal" style:font-weight-complex="normal"/>
    </style:style>
    <style:style style:name="P43" style:family="paragraph" style:parent-style-name="Standard">
      <style:text-properties fo:font-weight="normal" officeooo:rsid="00ccd7d1" officeooo:paragraph-rsid="00cb7720" style:font-weight-asian="normal" style:font-weight-complex="normal"/>
    </style:style>
    <style:style style:name="P44" style:family="paragraph" style:parent-style-name="Standard">
      <style:text-properties fo:font-weight="normal" officeooo:rsid="00cec592" officeooo:paragraph-rsid="00d1932d" style:font-weight-asian="normal" style:font-weight-complex="normal"/>
    </style:style>
    <style:style style:name="P45" style:family="paragraph" style:parent-style-name="Standard">
      <style:text-properties fo:font-weight="normal" officeooo:rsid="00d2f289" officeooo:paragraph-rsid="00d1932d" style:font-weight-asian="normal" style:font-weight-complex="normal"/>
    </style:style>
    <style:style style:name="P46" style:family="paragraph" style:parent-style-name="Standard">
      <style:text-properties fo:font-size="12pt" fo:font-style="normal" style:text-underline-style="none" fo:font-weight="bold" officeooo:rsid="00f29ef4" officeooo:paragraph-rsid="00f29ef4" style:font-size-asian="10.5pt" style:font-style-asian="normal" style:font-weight-asian="bold" style:font-size-complex="12pt" style:font-style-complex="normal" style:font-weight-complex="bold"/>
    </style:style>
    <style:style style:name="P47" style:family="paragraph" style:parent-style-name="Standard">
      <style:text-properties fo:font-size="12pt" fo:font-style="normal" style:text-underline-style="none" fo:font-weight="bold" officeooo:rsid="00f48f8b" officeooo:paragraph-rsid="00f48f8b" style:font-size-asian="10.5pt" style:font-style-asian="normal" style:font-weight-asian="bold" style:font-size-complex="12pt" style:font-style-complex="normal" style:font-weight-complex="bold"/>
    </style:style>
    <style:style style:name="P48" style:family="paragraph" style:parent-style-name="Standard">
      <style:text-properties fo:font-size="12pt" fo:font-style="normal" style:text-underline-style="none" fo:font-weight="bold" officeooo:rsid="00f50b0a" officeooo:paragraph-rsid="00f50b0a" style:font-size-asian="10.5pt" style:font-style-asian="normal" style:font-weight-asian="bold" style:font-size-complex="12pt" style:font-style-complex="normal" style:font-weight-complex="bold"/>
    </style:style>
    <style:style style:name="P49" style:family="paragraph" style:parent-style-name="Standard">
      <style:text-properties fo:font-size="12pt" fo:font-style="normal" style:text-underline-style="none" fo:font-weight="normal" officeooo:rsid="00fcd3ce" officeooo:paragraph-rsid="00fa70ef"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style:text-underline-style="none" fo:font-weight="normal" officeooo:rsid="0100201f" officeooo:paragraph-rsid="00f6f16d"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style:text-underline-style="none" fo:font-weight="normal" officeooo:rsid="01033d9d" officeooo:paragraph-rsid="00f6f16d"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style:text-underline-style="none" fo:font-weight="normal" officeooo:rsid="00d55fd1" officeooo:paragraph-rsid="0106e615"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style:text-underline-style="none" fo:font-weight="normal" officeooo:rsid="010d132f" officeooo:paragraph-rsid="0108386c"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style:text-underline-style="none" fo:font-weight="normal" officeooo:rsid="010fcf71" officeooo:paragraph-rsid="0108386c"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style:text-underline-style="none" fo:font-weight="normal" officeooo:rsid="0125916b" officeooo:paragraph-rsid="0126c2e9"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style:text-underline-style="none" fo:font-weight="normal" officeooo:rsid="01281932" officeooo:paragraph-rsid="0126c2e9"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style:text-underline-style="none" fo:font-weight="normal" officeooo:rsid="01309898" officeooo:paragraph-rsid="012de3a6"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style:text-underline-style="none" fo:font-weight="normal" officeooo:rsid="01320211" officeooo:paragraph-rsid="012de3a6"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style:text-underline-style="none" fo:font-weight="normal" officeooo:rsid="0135a2a5" officeooo:paragraph-rsid="012de3a6" style:font-size-asian="10.5pt" style:font-style-asian="normal" style:font-weight-asian="normal" style:font-size-complex="12pt" style:font-style-complex="normal" style:font-weight-complex="normal"/>
    </style:style>
    <style:style style:name="P60" style:family="paragraph" style:parent-style-name="Header">
      <style:text-properties officeooo:paragraph-rsid="000fbe93"/>
    </style:style>
    <style:style style:name="T1" style:family="text">
      <style:text-properties officeooo:rsid="00aeab99"/>
    </style:style>
    <style:style style:name="T2" style:family="text">
      <style:text-properties fo:font-weight="normal" style:font-weight-asian="normal" style:font-weight-complex="normal"/>
    </style:style>
    <style:style style:name="T3" style:family="text">
      <style:text-properties fo:font-weight="normal" officeooo:rsid="00b1adcf" style:font-weight-asian="normal" style:font-weight-complex="normal"/>
    </style:style>
    <style:style style:name="T4" style:family="text">
      <style:text-properties fo:font-weight="normal" officeooo:rsid="00b3ea64" style:font-weight-asian="normal" style:font-weight-complex="normal"/>
    </style:style>
    <style:style style:name="T5" style:family="text">
      <style:text-properties fo:font-weight="normal" officeooo:rsid="00b499c5" style:font-weight-asian="normal" style:font-weight-complex="normal"/>
    </style:style>
    <style:style style:name="T6" style:family="text">
      <style:text-properties fo:font-weight="normal" officeooo:rsid="00b4f563" style:font-weight-asian="normal" style:font-weight-complex="normal"/>
    </style:style>
    <style:style style:name="T7" style:family="text">
      <style:text-properties fo:font-weight="normal" officeooo:rsid="00b744f4" style:font-weight-asian="normal" style:font-weight-complex="normal"/>
    </style:style>
    <style:style style:name="T8" style:family="text">
      <style:text-properties fo:font-weight="normal" officeooo:rsid="00baf282" style:font-weight-asian="normal" style:font-weight-complex="normal"/>
    </style:style>
    <style:style style:name="T9" style:family="text">
      <style:text-properties fo:font-weight="normal" officeooo:rsid="00bca65c" style:font-weight-asian="normal" style:font-weight-complex="normal"/>
    </style:style>
    <style:style style:name="T10" style:family="text">
      <style:text-properties fo:font-weight="normal" officeooo:rsid="00bdeb69" style:font-weight-asian="normal" style:font-weight-complex="normal"/>
    </style:style>
    <style:style style:name="T11" style:family="text">
      <style:text-properties fo:font-weight="normal" officeooo:rsid="00bf4f90" style:font-weight-asian="normal" style:font-weight-complex="normal"/>
    </style:style>
    <style:style style:name="T12" style:family="text">
      <style:text-properties fo:font-weight="normal" officeooo:rsid="00bfa4d4" style:font-weight-asian="normal" style:font-weight-complex="normal"/>
    </style:style>
    <style:style style:name="T13" style:family="text">
      <style:text-properties fo:font-weight="normal" officeooo:rsid="00c1812d" style:font-weight-asian="normal" style:font-weight-complex="normal"/>
    </style:style>
    <style:style style:name="T14" style:family="text">
      <style:text-properties fo:font-weight="normal" officeooo:rsid="00c30780" style:font-weight-asian="normal" style:font-weight-complex="normal"/>
    </style:style>
    <style:style style:name="T15" style:family="text">
      <style:text-properties fo:font-weight="normal" officeooo:rsid="00c32246" style:font-weight-asian="normal" style:font-weight-complex="normal"/>
    </style:style>
    <style:style style:name="T16" style:family="text">
      <style:text-properties fo:font-weight="normal" officeooo:rsid="00c37ea5" style:font-weight-asian="normal" style:font-weight-complex="normal"/>
    </style:style>
    <style:style style:name="T17" style:family="text">
      <style:text-properties fo:font-weight="normal" officeooo:rsid="00c3ab74" style:font-weight-asian="normal" style:font-weight-complex="normal"/>
    </style:style>
    <style:style style:name="T18" style:family="text">
      <style:text-properties fo:font-weight="normal" officeooo:rsid="00c4fa05" style:font-weight-asian="normal" style:font-weight-complex="normal"/>
    </style:style>
    <style:style style:name="T19" style:family="text">
      <style:text-properties fo:font-weight="normal" officeooo:rsid="00c5233e" style:font-weight-asian="normal" style:font-weight-complex="normal"/>
    </style:style>
    <style:style style:name="T20" style:family="text">
      <style:text-properties fo:font-weight="normal" officeooo:rsid="00c68fe4" style:font-weight-asian="normal" style:font-weight-complex="normal"/>
    </style:style>
    <style:style style:name="T21" style:family="text">
      <style:text-properties fo:font-weight="normal" officeooo:rsid="00c7cf78" style:font-weight-asian="normal" style:font-weight-complex="normal"/>
    </style:style>
    <style:style style:name="T22" style:family="text">
      <style:text-properties fo:font-weight="normal" officeooo:rsid="00c839cf" style:font-weight-asian="normal" style:font-weight-complex="normal"/>
    </style:style>
    <style:style style:name="T23" style:family="text">
      <style:text-properties fo:font-weight="normal" officeooo:rsid="00ca068d" style:font-weight-asian="normal" style:font-weight-complex="normal"/>
    </style:style>
    <style:style style:name="T24" style:family="text">
      <style:text-properties fo:font-weight="normal" officeooo:rsid="00cb2914" style:font-weight-asian="normal" style:font-weight-complex="normal"/>
    </style:style>
    <style:style style:name="T25" style:family="text">
      <style:text-properties fo:font-weight="normal" officeooo:rsid="00cb8ad3" style:font-weight-asian="normal" style:font-weight-complex="normal"/>
    </style:style>
    <style:style style:name="T26" style:family="text">
      <style:text-properties fo:font-weight="normal" officeooo:rsid="00ccd7d1" style:font-weight-asian="normal" style:font-weight-complex="normal"/>
    </style:style>
    <style:style style:name="T27" style:family="text">
      <style:text-properties fo:font-weight="normal" officeooo:rsid="00ce494e" style:font-weight-asian="normal" style:font-weight-complex="normal"/>
    </style:style>
    <style:style style:name="T28" style:family="text">
      <style:text-properties fo:font-weight="normal" officeooo:rsid="00cec592" style:font-weight-asian="normal" style:font-weight-complex="normal"/>
    </style:style>
    <style:style style:name="T29" style:family="text">
      <style:text-properties fo:font-weight="normal" officeooo:rsid="00cff3ee" style:font-weight-asian="normal" style:font-weight-complex="normal"/>
    </style:style>
    <style:style style:name="T30" style:family="text">
      <style:text-properties fo:font-weight="normal" officeooo:rsid="00d1932d" style:font-weight-asian="normal" style:font-weight-complex="normal"/>
    </style:style>
    <style:style style:name="T31" style:family="text">
      <style:text-properties fo:font-weight="normal" officeooo:rsid="00d2f289" style:font-weight-asian="normal" style:font-weight-complex="normal"/>
    </style:style>
    <style:style style:name="T32" style:family="text">
      <style:text-properties fo:font-weight="normal" officeooo:rsid="00db11b5" style:font-weight-asian="normal" style:font-weight-complex="normal"/>
    </style:style>
    <style:style style:name="T33" style:family="text">
      <style:text-properties officeooo:rsid="00ce494e"/>
    </style:style>
    <style:style style:name="T34" style:family="text">
      <style:text-properties officeooo:rsid="00d44883"/>
    </style:style>
    <style:style style:name="T35" style:family="text">
      <style:text-properties officeooo:rsid="00d55fd1"/>
    </style:style>
    <style:style style:name="T36" style:family="text">
      <style:text-properties officeooo:rsid="00d7e49c"/>
    </style:style>
    <style:style style:name="T37" style:family="text">
      <style:text-properties officeooo:rsid="00db11b5"/>
    </style:style>
    <style:style style:name="T38" style:family="text">
      <style:text-properties officeooo:rsid="00de2f90"/>
    </style:style>
    <style:style style:name="T39" style:family="text">
      <style:text-properties officeooo:rsid="00decdb2"/>
    </style:style>
    <style:style style:name="T40" style:family="text">
      <style:text-properties officeooo:rsid="00ea7580"/>
    </style:style>
    <style:style style:name="T41" style:family="text">
      <style:text-properties officeooo:rsid="00ed20d4"/>
    </style:style>
    <style:style style:name="T42" style:family="text">
      <style:text-properties officeooo:rsid="00ee6eab"/>
    </style:style>
    <style:style style:name="T43" style:family="text">
      <style:text-properties fo:font-style="normal" style:font-style-asian="normal" style:font-style-complex="normal"/>
    </style:style>
    <style:style style:name="T44" style:family="text">
      <style:text-properties fo:font-style="normal" officeooo:rsid="0106b4f8" style:font-style-asian="normal" style:font-style-complex="normal"/>
    </style:style>
    <style:style style:name="T45" style:family="text">
      <style:text-properties fo:font-style="normal" officeooo:rsid="00d55fd1" style:font-style-asian="normal" style:font-style-complex="normal"/>
    </style:style>
    <style:style style:name="T46" style:family="text">
      <style:text-properties fo:font-style="normal" officeooo:rsid="0106e615" style:font-style-asian="normal" style:font-style-complex="normal"/>
    </style:style>
    <style:style style:name="T47" style:family="text">
      <style:text-properties fo:font-style="normal" officeooo:rsid="0108386c" style:font-style-asian="normal" style:font-style-complex="normal"/>
    </style:style>
    <style:style style:name="T48" style:family="text">
      <style:text-properties fo:font-style="normal" officeooo:rsid="010a1eab" style:font-style-asian="normal" style:font-style-complex="normal"/>
    </style:style>
    <style:style style:name="T49" style:family="text">
      <style:text-properties fo:font-style="normal" officeooo:rsid="010b5bcd" style:font-style-asian="normal" style:font-style-complex="normal"/>
    </style:style>
    <style:style style:name="T50" style:family="text">
      <style:text-properties fo:font-style="normal" officeooo:rsid="010d132f" style:font-style-asian="normal" style:font-style-complex="normal"/>
    </style:style>
    <style:style style:name="T51" style:family="text">
      <style:text-properties fo:font-style="normal" officeooo:rsid="010e17cc" style:font-style-asian="normal" style:font-style-complex="normal"/>
    </style:style>
    <style:style style:name="T52" style:family="text">
      <style:text-properties fo:font-style="normal" officeooo:rsid="010fcf71" style:font-style-asian="normal" style:font-style-complex="normal"/>
    </style:style>
    <style:style style:name="T53" style:family="text">
      <style:text-properties fo:font-style="normal" officeooo:rsid="011314b5" style:font-style-asian="normal" style:font-style-complex="normal"/>
    </style:style>
    <style:style style:name="T54" style:family="text">
      <style:text-properties fo:font-style="normal" officeooo:rsid="011a52f9" style:font-style-asian="normal" style:font-style-complex="normal"/>
    </style:style>
    <style:style style:name="T55" style:family="text">
      <style:text-properties fo:font-style="normal" officeooo:rsid="011d1097" style:font-style-asian="normal" style:font-style-complex="normal"/>
    </style:style>
    <style:style style:name="T56" style:family="text">
      <style:text-properties fo:font-style="normal" officeooo:rsid="011d8320" style:font-style-asian="normal" style:font-style-complex="normal"/>
    </style:style>
    <style:style style:name="T57" style:family="text">
      <style:text-properties fo:font-style="normal" officeooo:rsid="011d97cb" style:font-style-asian="normal" style:font-style-complex="normal"/>
    </style:style>
    <style:style style:name="T58" style:family="text">
      <style:text-properties fo:font-style="normal" officeooo:rsid="012177e5" style:font-style-asian="normal" style:font-style-complex="normal"/>
    </style:style>
    <style:style style:name="T59" style:family="text">
      <style:text-properties fo:font-style="normal" officeooo:rsid="01223892" style:font-style-asian="normal" style:font-style-complex="normal"/>
    </style:style>
    <style:style style:name="T60" style:family="text">
      <style:text-properties fo:font-style="normal" officeooo:rsid="012d815a" style:font-style-asian="normal" style:font-style-complex="normal"/>
    </style:style>
    <style:style style:name="T61" style:family="text">
      <style:text-properties fo:font-style="normal" officeooo:rsid="012de3a6" style:font-style-asian="normal" style:font-style-complex="normal"/>
    </style:style>
    <style:style style:name="T62" style:family="text">
      <style:text-properties fo:font-style="normal" officeooo:rsid="012efc2f" style:font-style-asian="normal" style:font-style-complex="normal"/>
    </style:style>
    <style:style style:name="T63" style:family="text">
      <style:text-properties fo:font-style="normal" officeooo:rsid="01309898" style:font-style-asian="normal" style:font-style-complex="normal"/>
    </style:style>
    <style:style style:name="T64" style:family="text">
      <style:text-properties fo:font-style="normal" officeooo:rsid="0130c265" style:font-style-asian="normal" style:font-style-complex="normal"/>
    </style:style>
    <style:style style:name="T65" style:family="text">
      <style:text-properties fo:font-style="normal" officeooo:rsid="01320211" style:font-style-asian="normal" style:font-style-complex="normal"/>
    </style:style>
    <style:style style:name="T66" style:family="text">
      <style:text-properties fo:font-style="normal" officeooo:rsid="0133da03" style:font-style-asian="normal" style:font-style-complex="normal"/>
    </style:style>
    <style:style style:name="T67" style:family="text">
      <style:text-properties fo:font-style="normal" officeooo:rsid="0133f422" style:font-style-asian="normal" style:font-style-complex="normal"/>
    </style:style>
    <style:style style:name="T68" style:family="text">
      <style:text-properties fo:font-style="normal" officeooo:rsid="013438c2" style:font-style-asian="normal" style:font-style-complex="normal"/>
    </style:style>
    <style:style style:name="T69" style:family="text">
      <style:text-properties fo:font-style="normal" officeooo:rsid="0134e741" style:font-style-asian="normal" style:font-style-complex="normal"/>
    </style:style>
    <style:style style:name="T70" style:family="text">
      <style:text-properties fo:font-style="normal" officeooo:rsid="0135753a" style:font-style-asian="normal" style:font-style-complex="normal"/>
    </style:style>
    <style:style style:name="T71" style:family="text">
      <style:text-properties fo:font-style="normal" officeooo:rsid="0135a2a5" style:font-style-asian="normal" style:font-style-complex="normal"/>
    </style:style>
    <style:style style:name="T72" style:family="text">
      <style:text-properties fo:font-style="normal" officeooo:rsid="0136344e" style:font-style-asian="normal" style:font-style-complex="normal"/>
    </style:style>
    <style:style style:name="T73" style:family="text">
      <style:text-properties fo:font-style="normal" fo:font-weight="normal" officeooo:rsid="0124c4a7" style:font-style-asian="normal" style:font-weight-asian="normal" style:font-style-complex="normal" style:font-weight-complex="normal"/>
    </style:style>
    <style:style style:name="T74" style:family="text">
      <style:text-properties fo:font-style="normal" fo:font-weight="normal" officeooo:rsid="0125490b" style:font-style-asian="normal" style:font-weight-asian="normal" style:font-style-complex="normal" style:font-weight-complex="normal"/>
    </style:style>
    <style:style style:name="T75" style:family="text">
      <style:text-properties fo:font-style="normal" fo:font-weight="normal" officeooo:rsid="0125916b" style:font-style-asian="normal" style:font-weight-asian="normal" style:font-style-complex="normal" style:font-weight-complex="normal"/>
    </style:style>
    <style:style style:name="T76" style:family="text">
      <style:text-properties fo:font-style="normal" fo:font-weight="normal" officeooo:rsid="0126c2e9" style:font-style-asian="normal" style:font-weight-asian="normal" style:font-style-complex="normal" style:font-weight-complex="normal"/>
    </style:style>
    <style:style style:name="T77" style:family="text">
      <style:text-properties fo:font-style="normal" fo:font-weight="normal" officeooo:rsid="01281932" style:font-style-asian="normal" style:font-weight-asian="normal" style:font-style-complex="normal" style:font-weight-complex="normal"/>
    </style:style>
    <style:style style:name="T78" style:family="text">
      <style:text-properties fo:font-style="normal" fo:font-weight="normal" officeooo:rsid="0129245a" style:font-style-asian="normal" style:font-weight-asian="normal" style:font-style-complex="normal" style:font-weight-complex="normal"/>
    </style:style>
    <style:style style:name="T79" style:family="text">
      <style:text-properties fo:font-style="normal" fo:font-weight="normal" officeooo:rsid="012af8ff" style:font-style-asian="normal" style:font-weight-asian="normal" style:font-style-complex="normal" style:font-weight-complex="normal"/>
    </style:style>
    <style:style style:name="T80" style:family="text">
      <style:text-properties fo:font-style="normal" fo:font-weight="normal" officeooo:rsid="012b0679" style:font-style-asian="normal" style:font-weight-asian="normal" style:font-style-complex="normal" style:font-weight-complex="normal"/>
    </style:style>
    <style:style style:name="T81" style:family="text">
      <style:text-properties fo:font-style="normal" style:text-underline-style="none" style:font-style-asian="normal" style:font-style-complex="normal"/>
    </style:style>
    <style:style style:name="T82" style:family="text">
      <style:text-properties fo:font-style="normal" style:text-underline-style="none" officeooo:rsid="00fa8a28" style:font-style-asian="normal" style:font-style-complex="normal"/>
    </style:style>
    <style:style style:name="T83" style:family="text">
      <style:text-properties fo:font-style="normal" style:text-underline-style="none" officeooo:rsid="00fb7a2e" style:font-style-asian="normal" style:font-style-complex="normal"/>
    </style:style>
    <style:style style:name="T84" style:family="text">
      <style:text-properties fo:font-style="normal" style:text-underline-style="none" officeooo:rsid="00fcd3ce" style:font-style-asian="normal" style:font-style-complex="normal"/>
    </style:style>
    <style:style style:name="T85" style:family="text">
      <style:text-properties fo:font-style="normal" style:text-underline-style="none" officeooo:rsid="00fd71cf" style:font-style-asian="normal" style:font-style-complex="normal"/>
    </style:style>
    <style:style style:name="T86" style:family="text">
      <style:text-properties fo:font-style="normal" style:text-underline-style="none" officeooo:rsid="00fd73fa" style:font-style-asian="normal" style:font-style-complex="normal"/>
    </style:style>
    <style:style style:name="T87" style:family="text">
      <style:text-properties fo:font-style="normal" style:text-underline-style="none" officeooo:rsid="00ff6cb7" style:font-style-asian="normal" style:font-style-complex="normal"/>
    </style:style>
    <style:style style:name="T88" style:family="text">
      <style:text-properties fo:font-style="normal" style:text-underline-style="none" officeooo:rsid="0100201f" style:font-style-asian="normal" style:font-style-complex="normal"/>
    </style:style>
    <style:style style:name="T89" style:family="text">
      <style:text-properties fo:font-style="normal" style:text-underline-style="none" officeooo:rsid="0101b03b" style:font-style-asian="normal" style:font-style-complex="normal"/>
    </style:style>
    <style:style style:name="T90" style:family="text">
      <style:text-properties fo:font-style="normal" style:text-underline-style="none" officeooo:rsid="01033d9d" style:font-style-asian="normal" style:font-style-complex="normal"/>
    </style:style>
    <style:style style:name="T91" style:family="text">
      <style:text-properties officeooo:rsid="01377451"/>
    </style:style>
    <style:style style:name="T92" style:family="text">
      <style:text-properties officeooo:rsid="000fbe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8">This already assumes that one knows how an app created by android studio works, so it basically just covers exactly what the specific functions need to do.</text:p>
      <text:p text:style-name="P18"/>
      <text:p text:style-name="P19">I am also pretending that I will be explaining this to a novice CS student that only really needs to know the high level details as they do not need to be super overwhelmed.</text:p>
      <text:p text:style-name="P19"/>
      <text:p text:style-name="P24">– – – – </text:p>
      <text:p text:style-name="P24"/>
      <text:p text:style-name="P24">Almost all menu options reside within MLAHomeActivity.java, which is where most everything will get instantiated.</text:p>
      <text:p text:style-name="P28"/>
      <text:p text:style-name="P28">Admin</text:p>
      <text:p text:style-name="P9"/>
      <text:p text:style-name="P9">Add/Edit/Remove Subjects</text:p>
      <text:p text:style-name="P1"/>
      <text:p text:style-name="P10">To add:<text:span text:style-name="T2"> </text:span></text:p>
      <text:p text:style-name="P33"/>
      <text:p text:style-name="P33"><text:tab/>When on the subject screen, the code resides in the file ‘MLAViewSubjectActivity.java’.</text:p>
      <text:p text:style-name="P11"><text:span text:style-name="T2">The class where the subject gets added resides on line 2</text:span><text:span text:style-name="T11">56</text:span><text:span text:style-name="T2"> to line </text:span><text:span text:style-name="T11">306</text:span><text:span text:style-name="T2">, and it is invoked from App → src → main → java → paril → ui → activity. </text:span><text:span text:style-name="T18">The onCreate</text:span><text:span text:style-name="T20">()</text:span><text:span text:style-name="T18"> method is called when the user chooses to view the subject </text:span><text:span text:style-name="T19">screen</text:span><text:span text:style-name="T18">.</text:span></text:p>
      <text:p text:style-name="P33"/>
      <text:p text:style-name="P10"><text:span text:style-name="T2"><text:tab/>The sequence to </text:span><text:span text:style-name="T3">add a subject </text:span><text:span text:style-name="T4">in ‘MLAViewSubjectActivity.java’ starts with the Inherited and Overridden onOptionsItemSelect</text:span><text:span text:style-name="T5">ed() method which also validates inputs. </text:span><text:span text:style-name="T14">It then</text:span><text:span text:style-name="T13"> evaluates whether a subject is to be added, or modified</text:span><text:span text:style-name="T5">. </text:span><text:span text:style-name="T14">In the case of adding, it will add a subject if the isToAdd </text:span><text:span text:style-name="T15">Boolean</text:span><text:span text:style-name="T14"> is set to True </text:span><text:span text:style-name="T15">when the save button is pressed</text:span><text:span text:style-name="T14">.</text:span></text:p>
      <text:p text:style-name="P34"/>
      <text:p text:style-name="P10"><text:span text:style-name="T5"><text:tab/>From there, It will create a <text:s/>new instance of the class MLAAddSubjectAPI. The class contains 3 methods which execute in the order of onPreExecute(), doInBackground(), and onPostExecute(). </text:span><text:span text:style-name="T21">W</text:span><text:span text:style-name="T5">hich </text:span><text:span text:style-name="T21">inputs</text:span><text:span text:style-name="T5"> set</text:span><text:span text:style-name="T21">-</text:span><text:span text:style-name="T5">up user-inputted details about the subject, Sends the information to the cloud-based backend server, and </text:span><text:span text:style-name="T6">verifies that the server received the information or not respectively.</text:span></text:p>
      <text:p text:style-name="P35"/>
      <text:p text:style-name="P10"><text:span text:style-name="T6"><text:tab/></text:span><text:span text:style-name="T8">How the end user reaches this screen is to login as an admin (if not already logged in), press the hamburger button button on the top </text:span><text:span text:style-name="T16">lef</text:span><text:span text:style-name="T8">t, and choose the Subject option. </text:span><text:span text:style-name="T16">The end user can then select the bottom right plus button to add a subject. Once all fields are satisfied, the user can select the </text:span><text:span text:style-name="T17">check-mark</text:span><text:span text:style-name="T16"> button on the top </text:span><text:span text:style-name="T22">right</text:span><text:span text:style-name="T16"> to add the subject, and now there exists an added subject.</text:span></text:p>
      <text:p text:style-name="P35"/>
      <text:p text:style-name="P12"><text:span text:style-name="T6"><text:tab/>A</text:span><text:span text:style-name="T2">nd that is basically how the subject gets added </text:span><text:span text:style-name="T7">explained</text:span><text:span text:style-name="T2"> at a </text:span><text:span text:style-name="T23">fairly</text:span><text:span text:style-name="T2"> basic level.</text:span></text:p>
      <text:p text:style-name="P36"/>
      <text:p text:style-name="P13">To Edit:</text:p>
      <text:p text:style-name="P37"/>
      <text:p text:style-name="P13"><text:tab/><text:span text:style-name="T9">This also resides on the subject screen, and the code also resides in the file ‘MLAViewSubjectActivitiy.java’. The class where the subject gets edited resides on line </text:span><text:span text:style-name="T10">200 </text:span><text:span text:style-name="T9">to line </text:span><text:soft-page-break/><text:span text:style-name="T10">254, <text:s/></text:span><text:span text:style-name="T12">and is invoked from App → src → main → java → paril → ui → activity. </text:span><text:span text:style-name="T20">The onCreate() is invoked when the user chooses to view the subject screen.</text:span></text:p>
      <text:p text:style-name="P38"/>
      <text:p text:style-name="P13"><text:span text:style-name="T12"><text:tab/></text:span><text:span text:style-name="T13">The sequence to edit, or update, a subject in ‘MLAViewSubjectActivity.java’ starts with the onOptionsItemSelected() method which also validates inputs. </text:span><text:span text:style-name="T17">It then evaluates whether a subject is to be added, or modified. In the case of editing, it will allow a user to modify an existing subject if the isToAdd boolean is set to False when the save button is pressed.</text:span></text:p>
      <text:p text:style-name="P39"/>
      <text:p text:style-name="P13"><text:span text:style-name="T17"><text:tab/></text:span><text:span text:style-name="T21">From there, It will create a new instance of the class MLAUpdateSubjectAPI. The class contains 3 methods which execute in the order of onPreExecute(), doInBackground(), and onPostExecute(). Which inputs updated user-inputted details about the subject, Sends the information to the cloud-based backend server, and verifies that the server received the information or not respectively.</text:span></text:p>
      <text:p text:style-name="P40"/>
      <text:p text:style-name="P13"><text:span text:style-name="T21"><text:tab/></text:span><text:span text:style-name="T22">How the end user reaches this screen is to login as an admin (if not already logged in), press the hamburger button on the top left, </text:span><text:span text:style-name="T23">and choose the Subject option. There is two ways a user can go about modifying a subject. The first method is for the user to select subject to be modified, and press the pencil button the top right, from there the end user can modify the subject and can either save those changes or not by selecting the check-mark button or the x button on the top right. The second method is for the user to press on the subject, and swipe left, to reveal 2 buttons. The pencil button will go straight to the subject modification screen where the user can modify the subject and can either sa</text:span><text:span text:style-name="T24">ve</text:span><text:span text:style-name="T23"> those changes or not by selecting the check-mark button or the x button on the top right.</text:span></text:p>
      <text:p text:style-name="P41"/>
      <text:p text:style-name="P14">To Remove:</text:p>
      <text:p text:style-name="P42"/>
      <text:p text:style-name="P14"><text:span text:style-name="T2"><text:tab/></text:span><text:span text:style-name="T25">This resides on the subject screen, but it is a hidden feature and resides in the file ‘MLASubjectViewFragment.java’. The class where the subject can get removed resides on line 163 to line 203, and is invoked from App → src → main → java → paril → ui → fragment. </text:span><text:span text:style-name="T26">The onCreateView() method is invoked when the subject screen is selected.</text:span></text:p>
      <text:p text:style-name="P43"/>
      <text:p text:style-name="P15"><text:span text:style-name="T26"><text:tab/></text:span><text:span text:style-name="T27">The sequence to remove a subject in ‘MLASubjectViewFragment.java’ starts </text:span><text:span text:style-name="T28">in the MLAGetAllSubjectDetailsAPI class which is called from the onResume() method when invoked, the result will show existing subjects or tell user to check their internet connection. There are 3 methods in the MLAGetAllSubjectDetailsAPI class, which are executed on the order of onPreExecute(), doInBackground(), and onPostExecute(). Which receives subject data, actually receives the data, then shows existing subjects </text:span><text:span text:style-name="T29">and options</text:span><text:span text:style-name="T28"> respectively. </text:span></text:p>
      <text:p text:style-name="P44"/>
      <text:p text:style-name="P15"><text:span text:style-name="T28"><text:tab/></text:span><text:span text:style-name="T30">To Remove a subject specifically, there are some details that need to be satisfied, but essentially when the user has the intention to remove the subject, a new class instance is created from the MlaDeleteSubjectAPI class. From there, The 3 methods, onPreExecute(), doInBackground(), and onPostExecute(), the subject will get removed, send the information to the server, then tell the user that the subject is removed, </text:span><text:span text:style-name="T31">respectively.</text:span></text:p>
      <text:p text:style-name="P45"/>
      <text:p text:style-name="P15"><text:soft-page-break/><text:span text:style-name="T31"><text:tab/>How the end user reaches this screen is to login as </text:span><text:span text:style-name="T32">an </text:span><text:span text:style-name="T31">admin (if not already logged in), press the hamburger button on the top left, and choose the Subject option. From there the user can swipe left on the subject to be removed, and can select the trash can icon to delete the subject. </text:span></text:p>
      <text:p text:style-name="P45"/>
      <text:p text:style-name="P45"><text:tab/>Improvements on that: Maybe double check with the user if they want to delete the subject before actually deleting the subject, <text:s/>it is too easy to do this by mistake.</text:p>
      <text:p text:style-name="P45"/>
      <text:p text:style-name="P16"/>
      <text:p text:style-name="P16"/>
      <text:p text:style-name="P16"/>
      <text:p text:style-name="P16">Enroll Students</text:p>
      <text:p text:style-name="P16"/>
      <text:p text:style-name="P2"><text:tab/>To enroll a student <text:span text:style-name="T34">to a subject</text:span>, the screen that contains this is <text:span text:style-name="T34">Enrollment → Enroll</text:span> option after pressing the hamburger button on the top left, and the code resides in ‘MLAEnrollStudentFragment.java’. <text:span text:style-name="T35">The class where the enrollment actually happens resides on line 242 to line 291, and is invoked from App → src → java → paril → ui → fragment. The OnCreateView() method is invoked when the Enrollment → Enroll screen is selected.</text:span></text:p>
      <text:p text:style-name="P2"/>
      <text:p text:style-name="P3"><text:tab/>The Sequence to enroll student<text:span text:style-name="T36">(s)</text:span> is a student needs to exist prior, and they cannot be already enrolled in the class. <text:span text:style-name="T36">Once that has been satisfied, within the file ‘MLAEnrollStudentFragment.java’, the class where this resides is is MLAEnrollStudentAPI. An instance of the class is created when OnCreateView() is invoked, and it is created specifically when creating an a listener for the Enroll button on the bottom of the screen, assuming a student that is not enrolled exists.</text:span></text:p>
      <text:p text:style-name="P3"/>
      <text:p text:style-name="P4"><text:tab/>From there, the MLAEnrollStudentAPI is similar to all the methods so far. onPreExecute() essentially sets the subject of interest and the student usernames to be enrolled, doInBackground() will add the student assuming all is good, and then onPostExecute(), it will let the user know that the student is enrolled.</text:p>
      <text:p text:style-name="P4"/>
      <text:p text:style-name="P4"><text:tab/><text:span text:style-name="T37">How the end user reaches this screen is to login as an admin (if not already logged in), press the hamburger button on the top left, and choose the Enrollment option, then to select the Enroll sub option. If no student exists that is not currently enrolled in the current subject, it will be empty. If the user decides to change the subject, there may be students or not depending on their enrollment status on that subject. If students do exist, there is a checkbox that can be selected to then allow the user to press the button on the bottom to enroll, and then a student will be enrolled.</text:span></text:p>
      <text:p text:style-name="P4"/>
      <text:p text:style-name="P4"/>
      <text:p text:style-name="P17">List of existing subjects and <text:span text:style-name="T38">list of </text:span>students enrolled</text:p>
      <text:p text:style-name="P17"/>
      <text:p text:style-name="P5"><text:tab/><text:span text:style-name="T39">The list of exist subjects can be found in the file ‘MLASubjectViewFragment.java’. The class where the subject can get listed resides on line 87 to line 162, and is invoked from App → src → main → java → paril → ui → fragment. The onCreateView() method is invoked when the subject screen is selected. </text:span></text:p>
      <text:p text:style-name="P5"><text:span text:style-name="T39"><text:tab/>Meanwhile, to view students enrolled for existing subjects resides in the file ‘MLAEnrollStudentViewFragment.java’. The class where a list of students enrolled can get listed to the </text:span><text:soft-page-break/><text:span text:style-name="T39">respective subject resides on line 138 to line 199, <text:s/>and is invoked from App → src → main → java → paril → ui → fragment. The onCreateView method is invoked when the user selects Enrollment → Display.</text:span></text:p>
      <text:p text:style-name="P5"/>
      <text:p text:style-name="P6"><text:tab/><text:span text:style-name="T33">The sequence to list subjects in ‘MLASubjectViewFragment.java’ starts in the MLAGetAllSubjectDetailsAPI class which is instantiated from the onResume() method when invoked, the result will show existing subjects or tell user to check their internet connection. There are 3 methods in the MLAGetAllSubjectDetailsAPI class, which are executed on the order of onPreExecute(), doInBackground(), and onPostExecute(). Which receives subject data, actually receives the data, then shows existing subjects and options respectively. <text:s/>And that is essentially how subjects get listed.</text:span></text:p>
      <text:p text:style-name="P6"><text:tab/><text:span text:style-name="T40">The sequence to list students enrolled in those respective subjects, from within the ‘MLAEnrollStudentViewFragment.java’ file, the onCreateView() method creates an instance of MLAGetAllSubjectAPI which will create a list of subjects by id number then creates a setOnItemSelectedListener which creates an instance of MLAGetEnrollBySubjectAPI which will list all the students enrolled (if any) for that subject.</text:span></text:p>
      <text:p text:style-name="P6"/>
      <text:p text:style-name="P7"><text:tab/><text:span text:style-name="T41">How the end user reaches the subject list is to first login as an admin (if not already logged in), press the hamburger button on the top left, and choose the Subject option. From here there should be a list of existing subjects, assuming of course subjects exist.</text:span></text:p>
      <text:p text:style-name="P7"><text:tab/><text:span text:style-name="T42">How the end user reaches the list of students enrolled in a particular subject is to login as an admin (if not already logged in), press the hamburger button on the top left, choose the Enrollment option, then choose the Display suboption. From here the user can select a subject by id and view students currently enrolled (if any) for that subject.</text:span></text:p>
      <text:p text:style-name="P7"/>
      <text:p text:style-name="P7"/>
      <text:p text:style-name="P8">Instructor</text:p>
      <text:p text:style-name="P29"/>
      <text:p text:style-name="P46">List of Subjects</text:p>
      <text:p text:style-name="P46"/>
      <text:p text:style-name="P27"><text:span text:style-name="T81"><text:tab/>The list of subjects that an instructor teaches can be found right </text:span><text:span text:style-name="T82">on the page after the instructor logs in. And it would appear that it is all very similar to the listing of subjects explained in previously. </text:span><text:span text:style-name="T83">The only difference between the admin view of subjects and the instructor’s view of subjects is the instructor cannot make any changes to the subject, </text:span><text:span text:style-name="T84">only see what classes they are instructing.</text:span></text:p>
      <text:p text:style-name="P49"/>
      <text:p text:style-name="P27"><text:span text:style-name="T84"><text:tab/></text:span><text:span text:style-name="T85">How the end user can view the list of subjects is to simply login as an instructor (if not already logged in) and there the </text:span><text:span text:style-name="T86">user </text:span><text:span text:style-name="T85">can view the list of subjects they have to teach. </text:span><text:span text:style-name="T86">Additionally if for some reason the user is on another screen after a touch of exploring, pressing the hamburger button </text:span><text:span text:style-name="T89">on the top left</text:span><text:span text:style-name="T86"> and selecting the home option will return the user back to the list of subjects.</text:span></text:p>
      <text:p text:style-name="P46"/>
      <text:p text:style-name="P47">List of Enrolled students</text:p>
      <text:p text:style-name="P47"/>
      <text:p text:style-name="P26"><text:soft-page-break/><text:span text:style-name="T81"><text:tab/></text:span><text:span text:style-name="T87">The listing of students seems to use the same set of code as previously explained, the only difference between the instructor view and admin view of enrolled students is the instructor can only view the student, not make any changes to the student directly </text:span><text:span text:style-name="T88">relating to enrollment.</text:span></text:p>
      <text:p text:style-name="P50"/>
      <text:p text:style-name="P26"><text:span text:style-name="T88"><text:tab/></text:span><text:span text:style-name="T89">How the end user can view the list of students enrolled is to simply login as an instructor (if not already logged in), press the hamburger button on the top left, </text:span><text:span text:style-name="T90">select the Student option, then presto the enrolled students will show up there.</text:span></text:p>
      <text:p text:style-name="P51"/>
      <text:p text:style-name="P47"/>
      <text:p text:style-name="P30">Schedule</text:p>
      <text:p text:style-name="P31"/>
      <text:p text:style-name="P48">Add Schedule</text:p>
      <text:p text:style-name="P48"/>
      <text:p text:style-name="P22"><text:span text:style-name="T43"><text:tab/>When on the </text:span><text:span text:style-name="T46">Schedule → </text:span><text:span text:style-name="T43">Add Schedule screen, we are in </text:span><text:span text:style-name="T57">the </text:span><text:span text:style-name="T43">file ‘MLAScheduleAddFragment.</text:span><text:span text:style-name="T44">java’. </text:span><text:span text:style-name="T54">These are also considered tasks so Display and Editing of Schedules resides elsewhere. </text:span><text:span text:style-name="T45">The class where </text:span><text:span text:style-name="T46">adding a schedule</text:span><text:span text:style-name="T45"> actually happens resides on line </text:span><text:span text:style-name="T46">324</text:span><text:span text:style-name="T45"> to line </text:span><text:span text:style-name="T46">350</text:span><text:span text:style-name="T45">, and is invoked from App → src → java → paril → ui → fragment. The OnCreateView() method is invoked when the </text:span><text:span text:style-name="T46">Schedule → </text:span><text:span text:style-name="T43">Add Schedule </text:span><text:span text:style-name="T45">screen is selected.</text:span></text:p>
      <text:p text:style-name="P52"/>
      <text:p text:style-name="P23"><text:span text:style-name="T45"><text:tab/></text:span><text:span text:style-name="T47">The sequence to </text:span><text:span text:style-name="T53">a</text:span><text:span text:style-name="T47">dd a schedule in </text:span><text:span text:style-name="T43">‘MLAScheduleAddFragment.</text:span><text:span text:style-name="T44">java’ </text:span><text:span text:style-name="T47">begins with the method onOptionsItemsSelected() method, which will invoke the addSchedule() method where some of the data checking is. </text:span><text:span text:style-name="T48">If all the data entered is satisfactory, the method will create a new local object of MLAGetEnrollBySubjectAPI then call its execute</text:span><text:span text:style-name="T49">()</text:span><text:span text:style-name="T48"> </text:span><text:span text:style-name="T50">method.</text:span></text:p>
      <text:p text:style-name="P53"/>
      <text:p text:style-name="P23"><text:span text:style-name="T50"><text:tab/></text:span><text:span text:style-name="T51">From there, the MLAGetEnrollBySubjectAPI class has 3 notable methods which executed in order are onPreExecute(), doInBackground(), and onPostExecute(). The onPreExecute() method does some setup of the data given. The doInBackground() method has the job of actually establishing the schedule of a subject on the backend. Finally the onPostExecute() method is the busiest one, it will start to establish a schedule of </text:span><text:span text:style-name="T52">a subject ready for display.</text:span></text:p>
      <text:p text:style-name="P54"/>
      <text:p text:style-name="P54"><text:tab/>How the end user can complete this task is to login as an admin (if not already logged in), press the hamburger button on the top left, select the Schedule option then the Add Schedule suboption. From there a user can select the subject of interest, choose the frequency, start and end dates, and finally start and end times. When all fields are satisfied, the check-mark button on the top left will then establish a schedule for the subject of interest.</text:p>
      <text:p text:style-name="P48"/>
      <text:p text:style-name="P48">Display Schedule</text:p>
      <text:p text:style-name="P48"/>
      <text:p text:style-name="P20"><text:span text:style-name="T43"><text:tab/></text:span><text:span text:style-name="T55">When on the Schedule → </text:span><text:span text:style-name="T56">Display</text:span><text:span text:style-name="T55"> Schedule </text:span><text:span text:style-name="T58">screen, we are in the file ‘MLATaskViewFragment.java’. </text:span><text:span text:style-name="T59">The class where the schedule gets displayed resides on line 161 to line 212 for admin/instructor, and line 108 to line 159 for student, and both will get invoked from App → src → java → paril → ui → fragment. The OnCreateView() Method is invoked when the Schedule → Display Schedule </text:span><text:span text:style-name="T62">screen </text:span><text:span text:style-name="T59">is selected.</text:span></text:p>
      <text:p text:style-name="P48"/>
      <text:p text:style-name="P25"><text:soft-page-break/><text:span text:style-name="T43"><text:tab/></text:span><text:span text:style-name="T73">The Sequence to Display a schedule in ‘MLATaskViewFragment.java’ begins with the method OnCreateView(), which creates an instance of either MLAGetTaskDetailsAPI or MLAGetTaskDetailsStudenteAPI depending on the type of user logged in. </text:span><text:span text:style-name="T74">The difference between the 2 is minimal, the student version </text:span><text:span text:style-name="T79">only views schedules of classes they are enrolled in</text:span><text:span text:style-name="T74">, so from here on out it will be assumed admin or instructor are logged in. </text:span><text:span text:style-name="T75">The method will then execute the MLAGetTaskDetailsAPI’s execute() method.</text:span></text:p>
      <text:p text:style-name="P55"/>
      <text:p text:style-name="P25"><text:span text:style-name="T75"><text:tab/></text:span><text:span text:style-name="T76">From here, the MLAGetTaskDetailsAPI class contains 3 notable methods which executed in order are onPreExecute(), doInBackground(), and onPostExecute(). The onPreExecute() method basically converts the subject id to a String for easier usage. The doInBackground() method will essentially call the backend server for details relating to the subject of interest. </text:span><text:span text:style-name="T77">Finally the onPostExecute() method will submit the received data to a custom task display adapter which will finally display the schedule for a particular subject of interest </text:span><text:span text:style-name="T78">on the screen</text:span><text:span text:style-name="T77">.</text:span></text:p>
      <text:p text:style-name="P56"/>
      <text:p text:style-name="P25"><text:span text:style-name="T77"><text:tab/></text:span><text:span text:style-name="T79">How the end user can complete this task is to login as anything (if not already logged in), press the hamburger button on the top left, select the Schedule option then the Display Schedule suboption. From here a user can select a subject of interest to view the </text:span><text:span text:style-name="T80">schedule.</text:span></text:p>
      <text:p text:style-name="P48"/>
      <text:p text:style-name="P48">Edit Schedule</text:p>
      <text:p text:style-name="P48"/>
      <text:p text:style-name="P21"><text:span text:style-name="T43"><text:tab/></text:span><text:span text:style-name="T55">When on the Schedule → Edit Schedule </text:span><text:span text:style-name="T57">screen, We are in the file ‘MLA</text:span><text:span text:style-name="T60">EditTaskFragment.java</text:span><text:span text:style-name="T57">’. </text:span><text:span text:style-name="T60">The class where the schedule can be edited resides on line 126 to line 170, </text:span><text:span text:style-name="T61">and it gets invoked from App → src </text:span><text:span text:style-name="T59">→ java → paril → ui → fragment. </text:span><text:span text:style-name="T62">The OnCreateView() is invoked when the Schedule → Edit Schedule screen </text:span><text:span text:style-name="T63">is selected.</text:span></text:p>
      <text:p text:style-name="P57"/>
      <text:p text:style-name="P21"><text:span text:style-name="T63"><text:tab/></text:span><text:span text:style-name="T64">The Sequence to Edit a Schedule in <text:s/>‘MLAEditTaskFragment.java’ begins with the method OnCreateView(), which creates an instance of MLAGetTasksBySubjectAPI when the setOnItemSelectedListener is invoked. </text:span><text:span text:style-name="T65">When the previously mentioned listener is invoked, the method of that listener will then call the MLAGetTasksBySubjectAPI’</text:span><text:span text:style-name="T67">s</text:span><text:span text:style-name="T65"> </text:span><text:span text:style-name="T66">e</text:span><text:span text:style-name="T65">xecute() function.</text:span></text:p>
      <text:p text:style-name="P58"/>
      <text:p text:style-name="P21"><text:span text:style-name="T65"><text:tab/></text:span><text:span text:style-name="T68">From here, the MLAGetTasksbySubjectAPI class contains 3 notable methods which executed in order are onPreExecute(), doInBackground(), and onPostExecute(). </text:span><text:span text:style-name="T69">The onPreExecute() method basically gets a subjectId to a String. </text:span><text:span text:style-name="T70">The doInBackground() method will call the backend server for details relating to a subject. </text:span><text:span text:style-name="T71">The onPostExecute() calls a the MLATaskUpdateAdapter class which does the heavy work of actually modifying the schedule.</text:span></text:p>
      <text:p text:style-name="P59"/>
      <text:p text:style-name="P21"><text:span text:style-name="T71"><text:tab/></text:span><text:span text:style-name="T72">How the end user can complete this task is to login as an admin (if not already logged in), press the hamburger button on the top left, select the Schedule option then the Edit Schedule suboption which then shows a screen similar to that of Display Schedule. To Edit a schedule, just choose a selected day to change the topic and description, then press the save button, then don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fbe93"/>
    </style:style>
    <style:style style:name="MT1" style:family="text">
      <style:text-properties officeooo:rsid="01377451"/>
    </style:style>
    <style:style style:name="MT2" style:family="text">
      <style:text-properties officeooo:rsid="000fbe93"/>
    </style:style>
    <style:style style:name="MT3" style:family="text">
      <style:text-properties officeooo:rsid="00aeab9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tudent</text:span><text:span text:style-name="MT2"><text:tab/></text:span><text:span text:style-name="MT3">App Documentation</text:span><text:span text:style-name="MT2"><text:tab/>CSC 1</text:span><text:span text:style-name="MT3">96p</text:span></text:p>
      </style:header>
      <style:footer>
        <text:p text:style-name="Footer"><text:tab/><text:tab/><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2T20:25:17.323000000</meta:creation-date>
    <dc:date>2021-03-08T10:31:41.934970891</dc:date>
    <meta:editing-duration>P1DT10H10M51S</meta:editing-duration>
    <meta:editing-cycles>253</meta:editing-cycles>
    <meta:generator>LibreOffice/6.4.6.2$Linux_X86_64 LibreOffice_project/40$Build-2</meta:generator>
    <meta:document-statistic meta:table-count="0" meta:image-count="0" meta:object-count="0" meta:page-count="6" meta:paragraph-count="61" meta:word-count="2655" meta:character-count="16146" meta:non-whitespace-character-count="13495"/>
  </office:meta>
</office:document-meta>
</file>